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2" calcext:value-type="float">
            <text:p>2.00E-02</text:p>
          </table:table-cell>
          <table:table-cell table:number-columns-repeated="2"/>
          <table:table-cell office:value-type="string" calcext:value-type="string">
            <text:p>du_el</text:p>
          </table:table-cell>
          <table:table-cell/>
          <table:table-cell office:value-type="string" calcext:value-type="string">
            <text:p>u_e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float" office:value="0.4" calcext:value-type="float">
            <text:p>4.00E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0.2" calcext:value-type="float">
            <text:p>2.00E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7000000000" calcext:value-type="float">
            <text:p>7.00E+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deg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80336" calcext:value-type="float">
            <text:p>0.00080336</text:p>
          </table:table-cell>
          <table:table-cell table:formula="of:=360*[.E5]/2/3.14" office:value-type="float" office:value="0.0460524840764331" calcext:value-type="float">
            <text:p>0.0460524841</text:p>
          </table:table-cell>
          <table:table-cell office:value-type="float" office:value="0.00080336" calcext:value-type="float">
            <text:p>0.0008033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[.B4]/(2*(1+[.B5]))" office:value-type="float" office:value="2692307692.30769" calcext:value-type="float">
            <text:p>2692307692.30769</text:p>
          </table:table-cell>
          <table:table-cell table:number-columns-repeated="2"/>
          <table:table-cell office:value-type="float" office:value="-0.00496962" calcext:value-type="float">
            <text:p>-0.00496962</text:p>
          </table:table-cell>
          <table:table-cell table:formula="of:=360*[.E6]/2/3.14" office:value-type="float" office:value="-0.284882675159236" calcext:value-type="float">
            <text:p>-0.2848826752</text:p>
          </table:table-cell>
          <table:table-cell office:value-type="float" office:value="-0.00496962" calcext:value-type="float">
            <text:p>-0.0049696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]*[.B2]+2*[.B1]*[.B3]" office:value-type="float" office:value="0.016" calcext:value-type="float">
            <text:p>0.016</text:p>
          </table:table-cell>
          <table:table-cell table:number-columns-repeated="2"/>
          <table:table-cell office:value-type="float" office:value="0.31753826" calcext:value-type="float">
            <text:p>0.31753826</text:p>
          </table:table-cell>
          <table:table-cell table:formula="of:=360*[.E7]/2/3.14" office:value-type="float" office:value="18.2028301910828" calcext:value-type="float">
            <text:p>18.2028301911</text:p>
          </table:table-cell>
          <table:table-cell office:value-type="float" office:value="0.31753826" calcext:value-type="float">
            <text:p>0.31753826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([.B1]^3*[.B2]/12+2*([.B3]*[.B1]^3/12+[.B3]*[.B1]*(([.B2]+[.B1])/2)^2))" office:value-type="float" office:value="0.000353333333333333" calcext:value-type="float">
            <text:p>0.0003533333</text:p>
          </table:table-cell>
          <table:table-cell table:number-columns-repeated="2"/>
          <table:table-cell office:value-type="float" office:value="0.83452048" calcext:value-type="float">
            <text:p>0.83452048</text:p>
          </table:table-cell>
          <table:table-cell/>
          <table:table-cell office:value-type="float" office:value="0.83452048" calcext:value-type="float">
            <text:p>0.83452048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([.B2]*[.B1]^3+2*[.B1]*[.B3]^3)/12" office:value-type="float" office:value="0.0000269333333333333" calcext:value-type="float">
            <text:p>2.69333333333333E-05</text:p>
          </table:table-cell>
          <table:table-cell office:value-type="float" office:value="0.0000269333" calcext:value-type="float">
            <text:p>2.69333E-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[.B8]+[.B9]" office:value-type="float" office:value="0.000380266666666667" calcext:value-type="float">
            <text:p>0.0003802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00080323" calcext:value-type="float">
            <text:p>0.00080323</text:p>
          </table:table-cell>
          <table:table-cell table:formula="of:=360*[.E11]/2/3.14" office:value-type="float" office:value="0.0460450318471338" calcext:value-type="float">
            <text:p>0.0460450318</text:p>
          </table:table-cell>
          <table:table-cell office:value-type="float" office:value="0.00080323" calcext:value-type="float">
            <text:p>0.00080323</text:p>
          </table:table-cell>
        </table:table-row>
        <table:table-row table:style-name="ro1">
          <table:table-cell table:number-columns-repeated="4"/>
          <table:table-cell office:value-type="float" office:value="-0.00501632" calcext:value-type="float">
            <text:p>-0.00501632</text:p>
          </table:table-cell>
          <table:table-cell table:formula="of:=360*[.E12]/2/3.14" office:value-type="float" office:value="-0.28755974522293" calcext:value-type="float">
            <text:p>-0.2875597452</text:p>
          </table:table-cell>
          <table:table-cell office:value-type="float" office:value="-0.00501632" calcext:value-type="float">
            <text:p>-0.00501632</text:p>
          </table:table-cell>
        </table:table-row>
        <table:table-row table:style-name="ro1">
          <table:table-cell table:number-columns-repeated="4"/>
          <table:table-cell office:value-type="float" office:value="0.3205218" calcext:value-type="float">
            <text:p>0.3205218</text:p>
          </table:table-cell>
          <table:table-cell table:formula="of:=360*[.E13]/2/3.14" office:value-type="float" office:value="18.3738611464968" calcext:value-type="float">
            <text:p>18.3738611465</text:p>
          </table:table-cell>
          <table:table-cell office:value-type="float" office:value="0.3205218" calcext:value-type="float">
            <text:p>0.3205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6:00:04.25571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5:32:11.702244677</meta:creation-date>
    <dc:date>2019-06-10T17:57:30.699541505</dc:date>
    <meta:editing-duration>PT1H55M54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